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580000012C40DD27F9002B0595.jpg" manifest:media-type="image/jpeg"/>
  <manifest:file-entry manifest:full-path="Pictures/100002010000033B000001630CEC8A154EABB6A5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084in" fo:margin-left="0in" fo:margin-top="0in" fo:margin-bottom="0in" table:align="left" style:writing-mode="lr-tb"/>
    </style:style>
    <style:style style:name="Table1.A" style:family="table-column">
      <style:table-column-properties style:column-width="2.3931in"/>
    </style:style>
    <style:style style:name="Table1.B" style:family="table-column">
      <style:table-column-properties style:column-width="2.0326in"/>
    </style:style>
    <style:style style:name="Table1.C" style:family="table-column">
      <style:table-column-properties style:column-width="2.6583in"/>
    </style:style>
    <style:style style:name="Table1.1" style:family="table-row">
      <style:table-row-properties style:min-row-height="1.2215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7.084in" fo:margin-left="-0.0035in" fo:margin-top="0in" fo:margin-bottom="0in" table:align="left" style:writing-mode="lr-tb"/>
    </style:style>
    <style:style style:name="Table2.A" style:family="table-column">
      <style:table-column-properties style:column-width="5.316in"/>
    </style:style>
    <style:style style:name="Table2.B" style:family="table-column">
      <style:table-column-properties style:column-width="1.1813in"/>
    </style:style>
    <style:style style:name="Table2.C" style:family="table-column">
      <style:table-column-properties style:column-width="0.5868in"/>
    </style:style>
    <style:style style:name="Table2.1" style:family="table-row">
      <style:table-row-properties style:min-row-height="0.2479in"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2" style:family="table-row">
      <style:table-row-properties style:min-row-height="0.4049in" fo:keep-together="auto"/>
    </style:style>
    <style:style style:name="Table2.3" style:family="table-row">
      <style:table-row-properties style:min-row-height="0.4097in" fo:keep-together="auto"/>
    </style:style>
    <style:style style:name="Table2.5" style:family="table-row">
      <style:table-row-properties style:min-row-height="0.6146in" fo:keep-together="auto"/>
    </style:style>
    <style:style style:name="Table2.9" style:family="table-row">
      <style:table-row-properties style:min-row-height="1.0243in" fo:keep-together="auto"/>
    </style:style>
    <style:style style:name="Table3" style:family="table">
      <style:table-properties style:width="7.0729in" fo:margin-left="0.0104in" fo:margin-top="0in" fo:margin-bottom="0in" table:align="left" style:writing-mode="lr-tb"/>
    </style:style>
    <style:style style:name="Table3.A" style:family="table-column">
      <style:table-column-properties style:column-width="7.072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margin-top="0in" fo:margin-bottom="0.111in" loext:contextual-spacing="false" fo:line-height="108%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Calibri" fo:font-size="10pt" fo:font-weight="bold" style:font-name-asian="Calibri1" style:font-size-asian="10pt" style:font-weight-asian="bold" style:font-name-complex="Calibri1" style:font-size-complex="10pt"/>
    </style:style>
    <style:style style:name="T5" style:family="text">
      <style:text-properties style:font-name="Calibri" fo:font-size="10pt" style:font-name-asian="Calibri1" style:font-size-asian="10pt" style:font-name-complex="Calibri1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6pt" fo:font-style="normal" style:text-underline-style="solid" style:text-underline-width="auto" style:text-underline-color="font-color" fo:font-weight="bold" style:font-name-asian="Calibri1" style:font-size-asian="16pt" style:font-style-asian="normal" style:font-weight-asian="bold" style:font-name-complex="Calibri1" style:font-size-complex="16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1">Date: <text:s/></text:span></text:p>
            <text:p text:style-name="P1"/>
            <text:p text:style-name="Standard"><text:span text:style-name="T1">Request Date: </text:span></text:p>
            <text:p text:style-name="P1"/>
            <text:p text:style-name="Standard"><text:span text:style-name="T1">Referrer:</text:span> </text:p>
            <text:p text:style-name="Standard"/>
            <text:p text:style-name="Standard"><text:span text:style-name="T1">Consultant: <text:s/></text:span></text:p>
          </table:table-cell>
          <table:table-cell table:style-name="Table1.A1" office:value-type="string">
            <text:p text:style-name="Standard"><text:span text:style-name="T1">Insurance Company (specify) <text:s/></text:span></text:p>
          </table:table-cell>
          <table:table-cell table:style-name="Table1.A1" office:value-type="string">
            <text:p text:style-name="Standard"><text:span text:style-name="T1">Patient Label </text:span></text:p>
          </table:table-cell>
        </table:table-row>
      </table:table>
      <text:p text:style-name="Standard"><text:s text:c="4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<text:span text:style-name="T2">Description of Test</text:span></text:p>
          </table:table-cell>
          <table:table-cell table:style-name="Table2.A1" office:value-type="string">
            <text:p text:style-name="P2"><text:span text:style-name="T2">Code </text:span></text:p>
          </table:table-cell>
          <table:table-cell table:style-name="Table2.A1" office:value-type="string">
            <text:p text:style-name="P2"><text:span text:style-name="T2">Tick</text:span></text:p>
          </table:table-cell>
        </table:table-row>
        <table:table-row table:style-name="Table2.2">
          <table:table-cell table:style-name="Table2.A1" office:value-type="string">
            <text:p text:style-name="P4"><text:span text:style-name="T3">Electrocardiogram </text:span><text:span text:style-name="T2">(ECG)</text:span><text:span text:style-name="T3"> is a medical test that records the electrical activity of the heart.</text:span></text:p>
          </table:table-cell>
          <table:table-cell table:style-name="Table2.A1" office:value-type="string">
            <text:p text:style-name="P2"><text:span text:style-name="T2">ECG</text:span></text:p>
            <text:p text:style-name="P2"><text:span text:style-name="T2">Code 350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2.3">
          <table:table-cell table:style-name="Table2.A1" office:value-type="string">
            <text:p text:style-name="Standard"><text:span text:style-name="T3">An echocardiogram </text:span><text:span text:style-name="T2">(ECHO)</text:span><text:span text:style-name="T3"> is a medical test that uses ultrasound to produce images of the heart and evaluate its structure and function.</text:span></text:p>
          </table:table-cell>
          <table:table-cell table:style-name="Table2.A1" office:value-type="string">
            <text:p text:style-name="P2"><text:span text:style-name="T2">ECHO</text:span></text:p>
            <text:p text:style-name="P2"><text:span text:style-name="T2">Code 344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2.3">
          <table:table-cell table:style-name="Table2.A1" office:value-type="string">
            <text:p text:style-name="Standard"><text:span text:style-name="T3">An exercise tolerance stress test </text:span><text:span text:style-name="T2">(ETT)</text:span><text:span text:style-name="T3"> is a medical test that measures how well the heart functions during physical activity, like walking on a treadmill. </text:span></text:p>
          </table:table-cell>
          <table:table-cell table:style-name="Table2.A1" office:value-type="string">
            <text:p text:style-name="P2"><text:span text:style-name="T2">ETT</text:span></text:p>
            <text:p text:style-name="P2"><text:span text:style-name="T2">Code 612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2.5">
          <table:table-cell table:style-name="Table2.A1" office:value-type="string">
            <text:p text:style-name="Standard"><text:span text:style-name="T3">An ambulatory blood pressure monitor</text:span><text:span text:style-name="T2"> (AMBP or 24HR BP)</text:span><text:span text:style-name="T3"> is a medical device that measures blood pressure over a 24-hour period, while the patient is going about their daily activities.</text:span></text:p>
          </table:table-cell>
          <table:table-cell table:style-name="Table2.A1" office:value-type="string">
            <text:p text:style-name="P2"><text:span text:style-name="T2">AMBP or 24HR BP</text:span></text:p>
            <text:p text:style-name="P2"><text:span text:style-name="T2">Code 755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2.3">
          <table:table-cell table:style-name="Table2.A1" office:value-type="string">
            <text:p text:style-name="Standard"><text:span text:style-name="T3">A </text:span><text:span text:style-name="T2">(24 HR ECG)</text:span><text:span text:style-name="T3"> holter monitor is a medical device that records the electrical activity of the heart over a 24-hour period, providing continuous monitoring of heart function.</text:span></text:p>
          </table:table-cell>
          <table:table-cell table:style-name="Table2.A1" office:value-type="string">
            <text:p text:style-name="P2"><text:span text:style-name="T2">24HR ECG</text:span></text:p>
            <text:p text:style-name="P2"><text:span text:style-name="T2">Code 745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2.3">
          <table:table-cell table:style-name="Table2.A1" office:value-type="string">
            <text:p text:style-name="Standard"><text:span text:style-name="T3">A </text:span><text:span text:style-name="T2">(72 HR ECG)</text:span><text:span text:style-name="T3"> holter monitor is a medical device that records the electrical activity of the heart over a 72-hour period, providing continuous monitoring of heart function.</text:span></text:p>
          </table:table-cell>
          <table:table-cell table:style-name="Table2.A1" office:value-type="string">
            <text:p text:style-name="P2"><text:span text:style-name="T2">72HR ECG</text:span></text:p>
            <text:p text:style-name="P2"><text:span text:style-name="T2">Code 750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2.3">
          <table:table-cell table:style-name="Table2.A1" office:value-type="string">
            <text:p text:style-name="Standard"><text:span text:style-name="T3">The </text:span><text:span text:style-name="T2">Wireless</text:span><text:span text:style-name="T3"> </text:span><text:span text:style-name="T2">ECG</text:span><text:span text:style-name="T3"> </text:span><text:span text:style-name="T2">Patch Monitor for up to 48hrs</text:span><text:span text:style-name="T3"> is a device that is worn on the chest to record heart rhythm data continuously for up to two days, it is completely waterproof, allowing for non-invasive and extended heart monitoring.</text:span></text:p>
          </table:table-cell>
          <table:table-cell table:style-name="Table2.A1" office:value-type="string">
            <text:p text:style-name="P2"><text:span text:style-name="T4">Wireless ECG Patch </text:span></text:p>
            <text:p text:style-name="P2"><text:span text:style-name="T4">24/48hrs <text:s/></text:span></text:p>
            <text:p text:style-name="P2"><text:span text:style-name="T4">Code FGC 03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2.9">
          <table:table-cell table:style-name="Table2.A1" office:value-type="string">
            <text:p text:style-name="Standard"><text:span text:style-name="T3">The </text:span><text:span text:style-name="T2">Wireless ECG Patch Monitor for up to 7-14 Days </text:span><text:span text:style-name="T3">is a device that is worn on the chest to record heart rhythm data continuously for up to two weeks, it is completely waterproof, allowing for non-invasive and extended heart monitoring.</text:span></text:p>
          </table:table-cell>
          <table:table-cell table:style-name="Table2.A1" office:value-type="string">
            <text:p text:style-name="P2"><text:span text:style-name="T4">Wireless ECG Patch</text:span></text:p>
            <text:p text:style-name="P2"><text:span text:style-name="T4">7 up to 14 Days</text:span></text:p>
            <text:p text:style-name="P2"><text:span text:style-name="T4">Code CW 1016</text:span></text:p>
          </table:table-cell>
          <table:table-cell table:style-name="Table2.A1" office:value-type="string">
            <text:p text:style-name="P3"/>
          </table:table-cell>
        </table:table-row>
      </table:table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1">Clinical Details </text:span></text:p>
            <text:p text:style-name="Standard"/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Standard"><text:span text:style-name="T1">Other chargeable items </text:span></text:p>
          </table:table-cell>
        </table:table-row>
        <table:table-row table:style-name="Table3.1">
          <table:table-cell table:style-name="Table3.A1" office:value-type="string">
            <text:p text:style-name="Standard"/>
            <text:p text:style-name="Standard"><text:span text:style-name="T1">Blood tests: Yes / No </text:span></text:p>
            <text:p text:style-name="P1"/>
            <text:p text:style-name="Standard"/>
            <text:p text:style-name="Standard"><text:span text:style-name="T1">Please specify which tests: </text:span></text:p>
            <text:p text:style-name="P1"/>
            <text:p text:style-name="Standard"><text:span text:style-name="T1"><text:s text:c="130"/>Date Tests Completed : 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6pt" fo:font-style="normal" style:text-underline-style="solid" style:text-underline-width="auto" style:text-underline-color="font-color" fo:font-weight="bold" style:font-name-asian="Calibri1" style:font-size-asian="16pt" style:font-style-asian="normal" style:font-weight-asian="bold" style:font-name-complex="Calibri1" style:font-size-complex="16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1.7591in" svg:height="0.7547in" draw:z-index="0"><draw:image xlink:href="Pictures/100002010000033B000001630CEC8A154EABB6A5.png" xlink:type="simple" xlink:show="embed" xlink:actuate="onLoad" loext:mime-type="image/png"/><svg:desc>Logo

Description automatically generated with low confidence</svg:desc></draw:frame></text:p>
        <text:p text:style-name="MP1"><text:span text:style-name="MT1">CARDIOLOGY OUTPATIENT TEST REQUEST AND CHARGE SHEET</text:span></text:p>
      </style:header>
      <style:footer>
        <text:p text:style-name="MP1"><draw:frame draw:style-name="Mfr1" draw:name="image2.jpg" text:anchor-type="as-char" svg:width="1.2575in" svg:height="0.6283in" draw:z-index="1"><draw:image xlink:href="Pictures/10000000000002580000012C40DD27F9002B0595.jpg" xlink:type="simple" xlink:show="embed" xlink:actuate="onLoad" loext:mime-type="image/jpeg"/><svg:desc>Logo, company name

Description automatically generated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4T15:42:00</meta:creation-date>
    <meta:initial-creator>R Fox</meta:initial-creator>
    <meta:document-statistic meta:table-count="3" meta:image-count="2" meta:object-count="0" meta:page-count="1" meta:paragraph-count="44" meta:word-count="309" meta:character-count="1964" meta:non-whitespace-character-count="1543"/>
    <meta:generator>LibreOfficeDev/6.0.5.2$Linux_X86_64 LibreOffice_project/</meta:generator>
  </office:meta>
</office:document-meta>
</file>